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officeooo:rsid="000a99f6" officeooo:paragraph-rsid="000a99f6"/>
    </style:style>
    <style:style style:name="P2" style:family="paragraph" style:parent-style-name="Standard">
      <style:text-properties style:font-name="Bitstream Vera Sans" officeooo:rsid="000c88b7" officeooo:paragraph-rsid="000c88b7"/>
    </style:style>
    <style:style style:name="P3" style:family="paragraph" style:parent-style-name="Standard">
      <style:text-properties style:font-name="Bitstream Vera Sans" officeooo:rsid="000dc9c8" officeooo:paragraph-rsid="000dc9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HICULOS</text:p>
      <text:p text:style-name="P1">idvehiculo</text:p>
      <text:p text:style-name="P1">matricula</text:p>
      <text:p text:style-name="P1">idmarca</text:p>
      <text:p text:style-name="P1">modelo</text:p>
      <text:p text:style-name="P1">año matriculación</text:p>
      <text:p text:style-name="P1">kilometros</text:p>
      <text:p text:style-name="P1">idcombustible</text:p>
      <text:p text:style-name="P1">características</text:p>
      <text:p text:style-name="P1">disponible (S/N)</text:p>
      <text:p text:style-name="P1">vendido (S/N)</text:p>
      <text:p text:style-name="P1">tipo (semi nuevo/segunda mano/moto)</text:p>
      <text:p text:style-name="P1">precio</text:p>
      <text:p text:style-name="P1">destacado (S/N)</text:p>
      <text:p text:style-name="P1"/>
      <text:p text:style-name="P1">IMAGENES</text:p>
      <text:p text:style-name="P1">idimagen</text:p>
      <text:p text:style-name="P1">idvehiculo</text:p>
      <text:p text:style-name="P1">ruta</text:p>
      <text:p text:style-name="P1">descripción</text:p>
      <text:p text:style-name="P1">principal (S/N)</text:p>
      <text:p text:style-name="P1"/>
      <text:p text:style-name="P1">MARCAS</text:p>
      <text:p text:style-name="P1">idmarca</text:p>
      <text:p text:style-name="P1">marca</text:p>
      <text:p text:style-name="P1"/>
      <text:p text:style-name="P1">CONBUSTIBLES</text:p>
      <text:p text:style-name="P1">idcombustible</text:p>
      <text:p text:style-name="P1">combustible</text:p>
      <text:p text:style-name="P1"/>
      <text:p text:style-name="P1">CLIENTES</text:p>
      <text:p text:style-name="P1">idcliente</text:p>
      <text:p text:style-name="P1">email (login)</text:p>
      <text:p text:style-name="P1">password</text:p>
      <text:p text:style-name="P1">nombre</text:p>
      <text:p text:style-name="P1">teléfono</text:p>
      <text:p text:style-name="P1">DNI</text:p>
      <text:p text:style-name="P1">dirección</text:p>
      <text:p text:style-name="P1"/>
      <text:p text:style-name="P1">RESERVAS</text:p>
      <text:p text:style-name="P1">idreserva</text:p>
      <text:p text:style-name="P1">idcliente</text:p>
      <text:p text:style-name="P1">idvehiculo</text:p>
      <text:p text:style-name="P3">fecha</text:p>
      <text:p text:style-name="P3">hora</text:p>
      <text:p text:style-name="P1"/>
      <text:p text:style-name="P1">VENTAS</text:p>
      <text:p text:style-name="P1">idventa</text:p>
      <text:p text:style-name="P1">idvehiculo</text:p>
      <text:p text:style-name="P1">idcliente</text:p>
      <text:p text:style-name="P1">idusuario</text:p>
      <text:p text:style-name="P1">precio</text:p>
      <text:p text:style-name="P1"><text:soft-page-break/>precio destacado</text:p>
      <text:p text:style-name="P1"/>
      <text:p text:style-name="P1">USUARIOS</text:p>
      <text:p text:style-name="P1">idusuario</text:p>
      <text:p text:style-name="P2">login</text:p>
      <text:p text:style-name="P2">password</text:p>
      <text:p text:style-name="P1">nombre</text:p>
      <text:p text:style-name="P1">administrador (S/N)</text:p>
      <text:p text:style-name="P1">activo (S/N)</text:p>
      <text:p text:style-name="P1">teléfono</text:p>
      <text:p text:style-name="P1">emai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09:53:06.297245599</meta:creation-date>
    <dc:date>2015-04-07T10:30:58.021288563</dc:date>
    <meta:editing-duration>PT29M50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2" meta:paragraph-count="56" meta:word-count="68" meta:character-count="543" meta:non-whitespace-character-count="531"/>
  </office:meta>
</office:document-meta>
</file>